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F000000983580B94493A937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31cm" style:use-optimal-column-width="false"/>
    </style:style>
    <style:style style:name="co2" style:family="table-column">
      <style:table-column-properties style:column-width="6.997cm" style:use-optimal-column-width="false"/>
    </style:style>
    <style:style style:name="co3" style:family="table-column">
      <style:table-column-properties style:column-width="7.068cm" style:use-optimal-column-width="false"/>
    </style:style>
    <style:style style:name="co4" style:family="table-column">
      <style:table-column-properties style:column-width="8.076cm" style:use-optimal-column-width="false"/>
    </style:style>
    <style:style style:name="ro1" style:family="table-row">
      <style:table-row-properties style:row-height="1.609cm" style:use-optimal-row-height="false"/>
    </style:style>
    <style:style style:name="ro2" style:family="table-row">
      <style:table-row-properties style:row-height="1.663cm" style:use-optimal-row-height="false"/>
    </style:style>
    <style:style style:name="ro3" style:family="table-row">
      <style:table-row-properties style:row-height="1.674cm" style:use-optimal-row-height="false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542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draw:style-name="gr1" draw:text-style-name="P2" draw:layer="layout" svg:width="21.986cm" svg:height="4.021cm" svg:x="3.339cm" svg:y="2.786cm">
          <draw:image xlink:href="Pictures/100000000000033F000000983580B94493A937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26.45cm" svg:height="11.597cm" svg:x="0.823cm" svg:y="2.5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4"><text:span text:style-name="T2">2024</text:span></text:p>
              </table:table-cell>
              <table:table-cell>
                <text:p text:style-name="P4"><text:span text:style-name="T2">2023</text:span></text:p>
              </table:table-cell>
              <table:table-cell>
                <text:p text:style-name="P4"><text:span text:style-name="T2">2022</text:span></text:p>
              </table:table-cell>
            </table:table-row>
            <table:table-row table:style-name="ro2" table:default-cell-style-name="gray2">
              <table:table-cell>
                <text:p><text:s/><text:span text:style-name="T3">1) a) -d)</text:span></text:p>
              </table:table-cell>
              <table:table-cell/>
              <table:table-cell/>
              <table:table-cell/>
            </table:table-row>
            <table:table-row table:style-name="ro2" table:default-cell-style-name="gray1">
              <table:table-cell table:style-name="ce2">
                <text:p text:style-name="P5"><text:span text:style-name="T3">1) d) - Ende</text:span>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 table:style-name="ce2">
                <text:p text:style-name="P5"><text:span text:style-name="T3">2) a) - d)</text:span></text:p>
              </table:table-cell>
              <table:table-cell/>
              <table:table-cell/>
              <table:table-cell/>
            </table:table-row>
            <table:table-row table:style-name="ro2" table:default-cell-style-name="gray1">
              <table:table-cell table:style-name="ce2">
                <text:p text:style-name="P5"><text:span text:style-name="T3">2) d) - Ende</text:span>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 table:style-name="ce2">
                <text:p text:style-name="P5"><text:span text:style-name="T3">3) a) - d)</text:span>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 table:style-name="ce2">
                <text:p text:style-name="P5"><text:span text:style-name="T3">3) d) - End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8T09:07:00.457121602</meta:creation-date>
    <dc:date>2025-05-28T09:32:43.369678744</dc:date>
    <meta:editing-duration>PT25M42S</meta:editing-duration>
    <meta:editing-cycles>2</meta:editing-cycles>
    <meta:generator>LibreOffice/6.4.7.2$Linux_X86_64 LibreOffice_project/40$Build-2</meta:generator>
    <meta:document-statistic meta:object-count="28"/>
  </office:meta>
</office:document-meta>
</file>